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_20_Organon">
      <style:text-properties officeooo:paragraph-rsid="000f3374"/>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8">
        <text:h text:style-name="Heading_20_3" text:outline-level="3"><text:bookmark-start text:name="__RefHeading___Toc3143_1464965999"/>New Document / New Folder<text:bookmark-end text:name="__RefHeading___Toc3143_1464965999"/></text:h>
        <text:p text:style-name="Text_20_body_20_indent_20_Organon">New files or folders will be created by clicking on the corresponding symbols in the menu bar of Organon. They will be created beneath the selected node on the same level as the node. Therefore upon selected folders with entries, the new node will appear beneath the folder entries. <text:s/></text:p>
        <text:p text:style-name="Standard"/>
        <text:p text:style-name="P1">For newly created files, the tags from the treeview will be taken from the activated file.</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2:57:45.302000000</dc:date>
    <meta:editing-duration>P0D</meta:editing-duration>
    <meta:editing-cycles>1</meta:editing-cycles>
    <meta:document-statistic meta:table-count="0" meta:image-count="0" meta:object-count="0" meta:page-count="1" meta:paragraph-count="3" meta:word-count="70" meta:character-count="399" meta:non-whitespace-character-count="330"/>
    <meta:generator>LibreOffice/5.1.1.3$Windows_X86_64 LibreOffice_project/89f508ef3ecebd2cfb8e1def0f0ba9a803b88a6d</meta:generator>
  </office:meta>
</office:document-meta>
</file>